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D0000005A80EB98CB51DA5C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e344b" officeooo:paragraph-rsid="001e344b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1eec50" officeooo:paragraph-rsid="001eec50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311075" officeooo:paragraph-rsid="00311075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rsid="0031738e" officeooo:paragraph-rsid="0031738e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e344b" officeooo:paragraph-rsid="001e344b"/>
    </style:style>
    <style:style style:name="P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e344b" officeooo:paragraph-rsid="001e344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9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11075" officeooo:paragraph-rsid="001e344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11075" officeooo:paragraph-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11075" officeooo:paragraph-rsid="0031107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257d8" officeooo:paragraph-rsid="003257d8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1eec50" officeooo:paragraph-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11196" officeooo:paragraph-rsid="0031107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1738e" officeooo:paragraph-rsid="0031738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weight="bold" officeooo:rsid="0032c803" officeooo:paragraph-rsid="0032c803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250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fo:font-weight="bol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1" fo:font-size="12pt" fo:language="pt" fo:country="BR" fo:font-weight="bold" officeooo:rsid="001eec5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1" fo:font-size="12pt" fo:language="pt" fo:country="BR" fo:font-weight="bold" officeooo:rsid="00311075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1eec5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1efe3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22f00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2b6b8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311075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31119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3585f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ituto Federal Sul-rio-grandense – Campus Camaquã</text:p>
      <text:p text:style-name="P2">Disciplina: <text:span text:style-name="T1">Redes de Computadores I</text:span> – Turma 2024</text:p>
      <text:p text:style-name="P2">Professor: Vinícius Alves Hax</text:p>
      <text:p text:style-name="P2">Assunto: Revisão d<text:span text:style-name="T10">a etapa </text:span><text:span text:style-name="T12">2</text:span></text:p>
      <text:p text:style-name="P1"/>
      <text:p text:style-name="P7"><text:span text:style-name="T3">1.</text:span><text:span text:style-name="T2"> </text:span><text:span text:style-name="T4">Explique o que é o modelo de camadas, no contexto de redes de computadores?</text:span></text:p>
      <text:p text:style-name="P10"/>
      <text:p text:style-name="P13">2. Quais os principais problemas resolvidos pela camada de acesso ao meio?</text:p>
      <text:p text:style-name="P14"/>
      <text:p text:style-name="P4"><text:span text:style-name="T5">2. </text:span><text:span text:style-name="T10">Quais os principais problemas resolvidos pela camada de rede?</text:span></text:p>
      <text:p text:style-name="P11"/>
      <text:p text:style-name="P12">3. Qual o principal protocolo da camada de rede?</text:p>
      <text:p text:style-name="P12"/>
      <text:p text:style-name="P12">4. Quais os principais protocolos da camada de transporte?</text:p>
      <text:p text:style-name="P12"/>
      <text:p text:style-name="P12">5. Como podemos representar a máscara de rede 255.255.0.0 na notação barra?</text:p>
      <text:p text:style-name="P12"/>
      <text:p text:style-name="P5"><text:span text:style-name="T5">6. </text:span><text:span text:style-name="T11">Considere que um host de uma rede é dada por 192.168.0.1/24. Qual é a faixa de endereços possíveis nessa rede?</text:span></text:p>
      <text:p text:style-name="P15"/>
      <text:p text:style-name="P6"><text:span text:style-name="T11">7. </text:span><text:span text:style-name="T5">O que é a porta dentro da camada de transporte?</text:span></text:p>
      <text:p text:style-name="P16"/>
      <text:p text:style-name="P17">8. Considerando paridade par, qual o bit de paridade que deve ser acrescentado na seguinte sequência 0001011_ ?</text:p>
      <text:p text:style-name="P17"/>
      <text:p text:style-name="P17">9. De forma bastante prática o que é o SSID?</text:p>
      <text:p text:style-name="P17"/>
      <text:p text:style-name="P17">10. Interpreta a saída do comando abaixo</text:p>
      <text:p text:style-name="P17"/>
      <text:p text:style-name="P17"><draw:frame draw:style-name="fr1" draw:name="Figura2" text:anchor-type="char" svg:width="17cm" svg:height="1.139cm" draw:z-index="0"><draw:image xlink:href="Pictures/100000010000053D0000005A80EB98CB51DA5C5A.png" xlink:type="simple" xlink:show="embed" xlink:actuate="onLoad" draw:mime-type="image/png"/></draw:frame></text:p>
      <text:p text:style-name="P3"><text:span text:style-name="T6">1</text:span><text:span text:style-name="T9">1</text:span><text:span text:style-name="T5">. Qua</text:span><text:span text:style-name="T8">l das alternativas abaixo representa</text:span><text:span text:style-name="T5"> um endereço </text:span><text:span text:style-name="T7">MAC</text:span><text:span text:style-name="T5">?</text:span></text:p>
      <text:p text:style-name="P8"/>
      <text:p text:style-name="P7"><text:span text:style-name="T5">a) </text:span><text:span text:style-name="T8">192.168.0.10</text:span></text:p>
      <text:p text:style-name="P7"><text:span text:style-name="T5">b) </text:span><text:span text:style-name="T8">Porta 80</text:span></text:p>
      <text:p text:style-name="P7"><text:span text:style-name="T5">c) </text:span><text:span text:style-name="T9">www.ifsul.edu.br</text:span></text:p>
      <text:p text:style-name="P8">d) 87-78-AC-A1-B1-FE</text:p>
      <text:p text:style-name="P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2-10T12:07:46.767235022</dc:date>
    <meta:editing-cycles>23</meta:editing-cycles>
    <meta:editing-duration>PT1H18M19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1" meta:paragraph-count="20" meta:word-count="173" meta:character-count="1036" meta:non-whitespace-character-count="881"/>
  </office:meta>
</office:document-meta>
</file>